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IGSB-992">
            <text:p>IGSB-992</text:p>
          </table:table-cell>
          <table:table-cell office:value-type="float" office:value="66.3">
            <text:p>66.3</text:p>
          </table:table-cell>
          <table:table-cell office:value-type="float" office:value="33.16">
            <text:p>33.16</text:p>
          </table:table-cell>
          <table:table-cell office:value-type="float" office:value="9990.0">
            <text:p>9990.0</text:p>
          </table:table-cell>
          <table:table-cell office:value-type="float" office:value="286.98">
            <text:p>286.9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9.0">
            <text:p>69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IGSB-1000">
            <text:p>IGSB-1000</text:p>
          </table:table-cell>
          <table:table-cell office:value-type="float" office:value="66.27">
            <text:p>66.27</text:p>
          </table:table-cell>
          <table:table-cell office:value-type="float" office:value="32.69">
            <text:p>32.69</text:p>
          </table:table-cell>
          <table:table-cell office:value-type="float" office:value="9750.0">
            <text:p>9750.0</text:p>
          </table:table-cell>
          <table:table-cell office:value-type="float" office:value="249.72">
            <text:p>249.7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1.5">
            <text:p>81.5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IGSB-994">
            <text:p>IGSB-994</text:p>
          </table:table-cell>
          <table:table-cell office:value-type="float" office:value="66.3">
            <text:p>66.3</text:p>
          </table:table-cell>
          <table:table-cell office:value-type="float" office:value="33.16">
            <text:p>33.16</text:p>
          </table:table-cell>
          <table:table-cell office:value-type="float" office:value="11080.0">
            <text:p>11080.0</text:p>
          </table:table-cell>
          <table:table-cell office:value-type="float" office:value="315.37">
            <text:p>315.3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9.0">
            <text:p>69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IGSB_999">
            <text:p>IGSB_999</text:p>
          </table:table-cell>
          <table:table-cell office:value-type="float" office:value="66.27">
            <text:p>66.27</text:p>
          </table:table-cell>
          <table:table-cell office:value-type="float" office:value="32.58">
            <text:p>32.58</text:p>
          </table:table-cell>
          <table:table-cell office:value-type="float" office:value="9690.0">
            <text:p>9690.0</text:p>
          </table:table-cell>
          <table:table-cell office:value-type="float" office:value="204.59">
            <text:p>204.59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1.5">
            <text:p>91.5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33">
            <text:p>Wk-15433</text:p>
          </table:table-cell>
          <table:table-cell office:value-type="float" office:value="66.34">
            <text:p>66.34</text:p>
          </table:table-cell>
          <table:table-cell office:value-type="float" office:value="32.73">
            <text:p>32.73</text:p>
          </table:table-cell>
          <table:table-cell office:value-type="float" office:value="5553.0">
            <text:p>5553.0</text:p>
          </table:table-cell>
          <table:table-cell office:value-type="float" office:value="107.16">
            <text:p>107.16</text:p>
          </table:table-cell>
          <table:table-cell office:value-type="string" office:value="non-laminated silty gyttja">
            <text:p>non-laminated silt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3.0">
            <text:p>33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32">
            <text:p>Wk-15432</text:p>
          </table:table-cell>
          <table:table-cell office:value-type="float" office:value="66.33">
            <text:p>66.33</text:p>
          </table:table-cell>
          <table:table-cell office:value-type="float" office:value="32.74">
            <text:p>32.74</text:p>
          </table:table-cell>
          <table:table-cell office:value-type="float" office:value="3411.0">
            <text:p>3411.0</text:p>
          </table:table-cell>
          <table:table-cell office:value-type="float" office:value="105.16">
            <text:p>105.16</text:p>
          </table:table-cell>
          <table:table-cell office:value-type="string" office:value="non-laminated silty gyttja">
            <text:p>non-laminated silt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3.805">
            <text:p>23.805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31">
            <text:p>Wk-15431</text:p>
          </table:table-cell>
          <table:table-cell office:value-type="float" office:value="66.3">
            <text:p>66.3</text:p>
          </table:table-cell>
          <table:table-cell office:value-type="float" office:value="33.14">
            <text:p>33.14</text:p>
          </table:table-cell>
          <table:table-cell office:value-type="float" office:value="9045.0">
            <text:p>9045.0</text:p>
          </table:table-cell>
          <table:table-cell office:value-type="float" office:value="111.73">
            <text:p>111.73</text:p>
          </table:table-cell>
          <table:table-cell office:value-type="string" office:value="silty clay">
            <text:p>silty clay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1.0">
            <text:p>61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29">
            <text:p>Wk-15429</text:p>
          </table:table-cell>
          <table:table-cell office:value-type="float" office:value="66.27">
            <text:p>66.27</text:p>
          </table:table-cell>
          <table:table-cell office:value-type="float" office:value="32.69">
            <text:p>32.69</text:p>
          </table:table-cell>
          <table:table-cell office:value-type="float" office:value="9812.0">
            <text:p>9812.0</text:p>
          </table:table-cell>
          <table:table-cell office:value-type="float" office:value="112.73">
            <text:p>112.73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1.5">
            <text:p>81.5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26">
            <text:p>Wk-15426</text:p>
          </table:table-cell>
          <table:table-cell office:value-type="float" office:value="66.3">
            <text:p>66.3</text:p>
          </table:table-cell>
          <table:table-cell office:value-type="float" office:value="32.78">
            <text:p>32.78</text:p>
          </table:table-cell>
          <table:table-cell office:value-type="float" office:value="5592.0">
            <text:p>5592.0</text:p>
          </table:table-cell>
          <table:table-cell office:value-type="float" office:value="108.02">
            <text:p>108.02</text:p>
          </table:table-cell>
          <table:table-cell office:value-type="string" office:value="silty gyttja">
            <text:p>silt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27">
            <text:p>Wk-15427</text:p>
          </table:table-cell>
          <table:table-cell office:value-type="float" office:value="66.29">
            <text:p>66.29</text:p>
          </table:table-cell>
          <table:table-cell office:value-type="float" office:value="32.77">
            <text:p>32.77</text:p>
          </table:table-cell>
          <table:table-cell office:value-type="float" office:value="8104.0">
            <text:p>8104.0</text:p>
          </table:table-cell>
          <table:table-cell office:value-type="float" office:value="108.02">
            <text:p>108.0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3.0">
            <text:p>53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28">
            <text:p>Wk-15428</text:p>
          </table:table-cell>
          <table:table-cell office:value-type="float" office:value="66.27">
            <text:p>66.27</text:p>
          </table:table-cell>
          <table:table-cell office:value-type="float" office:value="32.69">
            <text:p>32.69</text:p>
          </table:table-cell>
          <table:table-cell office:value-type="float" office:value="10400.0">
            <text:p>10400.0</text:p>
          </table:table-cell>
          <table:table-cell office:value-type="float" office:value="174.59">
            <text:p>174.59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1.5">
            <text:p>81.5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GIN-14935">
            <text:p>GIN-14935</text:p>
          </table:table-cell>
          <table:table-cell office:value-type="float" office:value="66.17">
            <text:p>66.17</text:p>
          </table:table-cell>
          <table:table-cell office:value-type="float" office:value="34.23">
            <text:p>34.23</text:p>
          </table:table-cell>
          <table:table-cell office:value-type="float" office:value="802.99">
            <text:p>802.99</text:p>
          </table:table-cell>
          <table:table-cell office:value-type="float" office:value="87.92">
            <text:p>87.92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599">
            <text:p>5.8599</text:p>
          </table:table-cell>
          <table:table-cell office:value-type="float" office:value="2.500519945931246">
            <text:p>2.500519945931246</text:p>
          </table:table-cell>
          <table:table-cell office:value-type="float" office:value="2.500519945931246">
            <text:p>2.500519945931246</text:p>
          </table:table-cell>
          <table:table-cell office:value-type="string" office:value="BaranskayaRomanenko2015,BaranskayaEtal2018">
            <text:p>BaranskayaRomanenko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GIN-14934">
            <text:p>GIN-14934</text:p>
          </table:table-cell>
          <table:table-cell office:value-type="float" office:value="66.34">
            <text:p>66.34</text:p>
          </table:table-cell>
          <table:table-cell office:value-type="float" office:value="33.83">
            <text:p>33.83</text:p>
          </table:table-cell>
          <table:table-cell office:value-type="float" office:value="1932.99">
            <text:p>1932.99</text:p>
          </table:table-cell>
          <table:table-cell office:value-type="float" office:value="75.7">
            <text:p>75.7</text:p>
          </table:table-cell>
          <table:table-cell office:value-type="string" office:value="peat with wood remnants">
            <text:p>peat with wood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8599">
            <text:p>8.8599</text:p>
          </table:table-cell>
          <table:table-cell office:value-type="float" office:value="5.000259993240352">
            <text:p>5.000259993240352</text:p>
          </table:table-cell>
          <table:table-cell office:value-type="float" office:value="5.000259993240352">
            <text:p>5.000259993240352</text:p>
          </table:table-cell>
          <table:table-cell office:value-type="string" office:value="BaranskayaRomanenko2015,BaranskayaEtal2018">
            <text:p>BaranskayaRomanenko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GIN-14718">
            <text:p>GIN-14718</text:p>
          </table:table-cell>
          <table:table-cell office:value-type="float" office:value="66.44">
            <text:p>66.44</text:p>
          </table:table-cell>
          <table:table-cell office:value-type="float" office:value="33.55">
            <text:p>33.55</text:p>
          </table:table-cell>
          <table:table-cell office:value-type="float" office:value="182.99">
            <text:p>182.99</text:p>
          </table:table-cell>
          <table:table-cell office:value-type="float" office:value="95.03">
            <text:p>95.03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1">
            <text:p>4.1</text:p>
          </table:table-cell>
          <table:table-cell office:value-type="float" office:value="2.500519945931246">
            <text:p>2.500519945931246</text:p>
          </table:table-cell>
          <table:table-cell office:value-type="float" office:value="2.500519945931246">
            <text:p>2.500519945931246</text:p>
          </table:table-cell>
          <table:table-cell office:value-type="string" office:value="BaranskayaRomanenko2015,BaranskayaEtal2018">
            <text:p>BaranskayaRomanenko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30">
            <text:p>Wk-15430</text:p>
          </table:table-cell>
          <table:table-cell office:value-type="float" office:value="66.27">
            <text:p>66.27</text:p>
          </table:table-cell>
          <table:table-cell office:value-type="float" office:value="32.64">
            <text:p>32.64</text:p>
          </table:table-cell>
          <table:table-cell office:value-type="float" office:value="9655.0">
            <text:p>9655.0</text:p>
          </table:table-cell>
          <table:table-cell office:value-type="float" office:value="149.22">
            <text:p>149.22</text:p>
          </table:table-cell>
          <table:table-cell office:value-type="string" office:value="sand with organic remnants">
            <text:p>sand with organic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4.0">
            <text:p>104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